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4.6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tion_id </text:p>
          </table:table-cell>
          <table:table-cell office:value-type="string" calcext:value-type="string">
            <text:p>option_name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acbook Pro 13.3-inch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acbook Pro 15.4-inch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acbook Air 11.6-inch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acbook Air 13-inch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Iphone X 128GB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Iphone X 256GB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Iphone 7 64GB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Iphone 7 32GB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Iphone 8 64GB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Iphone 8 128GB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Ipad Air 9.7-inch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Ipad Air 12-inch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Ipad Mini 7.9-inch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Ipad Mini 10-inch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ESC8000 G3 - 8 G Intel Xeon E5-1603 V4(2.80GHz,140W,L3:10M)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ESC8000 G3 - 8 G Intel Xeon E5-1620 v3 (3.5G,140W,L3:10M,4C,HT)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ESC8000 G4 - 8 G Intel Xeon E5-1603 v3 (3.5G,140W,L3:10M,4C,HT)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ESC8000 G4 - 8 G Intel Xeon E5-1620 v3 (3.5G,140W,L3:10M,4C,HT)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XPS 13 - 5080 8GB LPDDR3 1866MHz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XPS 13 - 5080 16GB LPDDR3 1866MHz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XPS 15- 5070 256GB PCIe Solid State Drive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XPS 15- 5070 500GB PCIe Solid State Drive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Monoprice Ultra Slim Series High Speed HDMI Cable - 4K - Length - 1ft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onoprice Ultra Slim Series High Speed HDMI Cable - 4K - Length - 1.5ft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Monoprice Ultra Slim Series High Speed HDMI Cable - 4K - Length - 3ft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Monoprice Ultra Slim Series High Speed HDMI Cable - 4K - Length - 5ft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COWIN E7 PRO - Black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COWIN E7 PRO - Red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COWIN E7 PRO - Pink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COWIN E7 PRO - Wh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2" meta:object-count="0"/>
    <meta:generator>LibreOffice/7.3.1.3$Linux_X86_64 LibreOffice_project/30$Build-3</meta:generator>
  </office:meta>
</office:document-meta>
</file>